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  <number:time-style style:name="N10041" number:language="en" number:country="US">
      <number:hours number:style="long"/>
      <number:text>:</number:text>
      <number:minutes number:style="long"/>
      <number:text>:</number:text>
      <number:seconds number:style="long"/>
    </number:time-style>
    <number:date-style style:name="N10120" number:language="en" number:country="US">
      <number:month/>
      <number:text>/</number:text>
      <number:day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GoBack"/><text:date style:data-style-name="N10120" text:date-value="2015-08-26T14:49:16.050000060">8/26/2015</text:date><text:span text:style-name="T1"> </text:span><text:span text:style-name="T1"><text:date style:data-style-name="N10041" text:date-value="2015-08-26T14:49:16.051000230">14:49:09</text:da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drey</dc:creator>
    <meta:editing-cycles>2</meta:editing-cycles>
    <meta:creation-date>2015-08-26T14:49:09.791000000</meta:creation-date>
    <dc:date>2015-08-26T11:31:00</dc:date>
    <meta:editing-duration>P0D</meta:editing-duration>
    <meta:generator>LibreOffice/4.3.4.1$Windows_x86 LibreOffice_project/bc356b2f991740509f321d70e4512a6a54c5f243</meta:generator>
    <meta:document-statistic meta:table-count="0" meta:image-count="0" meta:object-count="0" meta:page-count="1" meta:paragraph-count="1" meta:word-count="2" meta:character-count="18" meta:non-whitespace-character-count="17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ateTime" xlink:href=""/>
  </office:meta>
</office:document-meta>
</file>